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e6638" officeooo:paragraph-rsid="000e6638"/>
    </style:style>
    <style:style style:name="T1" style:family="text">
      <style:text-properties officeooo:rsid="000e663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 to compute the phoneme occurrence in English language</text:p>
      <text:p text:style-name="Standard"/>
      <text:p text:style-name="Standard"/>
      <text:list xml:id="list5797747588487084173" text:style-name="L1">
        <text:list-item>
          <text:p text:style-name="P1">Assign nop (no. of phoneme as 39), and maximum number of words in a sentence (nows = 20)</text:p>
        </text:list-item>
        <text:list-item>
          <text:p text:style-name="P1">Read the offline.txt</text:p>
        </text:list-item>
        <text:list-item>
          <text:p text:style-name="P1">Allocate memory for phoneme ptr.</text:p>
        </text:list-item>
        <text:list-item>
          <text:p text:style-name="P1">Using file pointer fp1, Read the phoneme from Phoneme.txt file. </text:p>
        </text:list-item>
        <text:list-item>
          <text:p text:style-name="P1">Using file pointer fp2, Read the lexicon.txt file</text:p>
        </text:list-item>
        <text:list-item>
          <text:p text:style-name="P1">Count the number of lines in lexicon.txt (nol – number of lexicon)</text:p>
        </text:list-item>
        <text:list-item>
          <text:p text:style-name="P1">Based on nol, allocate memory for Lexicon ptr. Read the content from lexicon.txt file</text:p>
        </text:list-item>
        <text:list-item>
          <text:p text:style-name="P1">Using file pointer fp4, Read the Sentences.txt file</text:p>
        </text:list-item>
        <text:list-item>
          <text:p text:style-name="P1">Count the number of lines in Sentences.txt (nos – number of lexicon)</text:p>
        </text:list-item>
        <text:list-item>
          <text:p text:style-name="P1"><text:s/>Based on nos, allocate memory for Sentence ptr. Read the content from Sentences.txt file</text:p>
        </text:list-item>
        <text:list-item>
          <text:p text:style-name="P1"><text:s/>For every Sentence</text:p>
          <text:list>
            <text:list-item>
              <text:p text:style-name="P1">Split the Words in every sentences and saved it in Sentences ptr (Sent[].WinSen[].Aword, Aword → Actual word) .</text:p>
            </text:list-item>
            <text:list-item>
              <text:p text:style-name="P1">And count the number of words in every sentence</text:p>
              <text:list>
                <text:list-item>
                  <text:p text:style-name="P1">For Every word in a sentence</text:p>
                  <text:list>
                    <text:list-item>
                      <text:p text:style-name="P1">Convert lower to upper case and store in Sentences ptr (Sent[].WinSen<text:span text:style-name="T1">[]</text:span>.Mword → Modified word)</text:p>
                    </text:list-item>
                    <text:list-item>
                      <text:p text:style-name="P1">Compare with lexicon. </text:p>
                      <text:list>
                        <text:list-item>
                          <text:list>
                            <text:list-item>
                              <text:p text:style-name="P1">No lexicon word are matched with the test words, then do file print (fw → Nonexist.txt)</text:p>
                            </text:list-item>
                            <text:list-item>
                              <text:p text:style-name="P2">if word exist, then update Sent[].WinSen[].Wordpho.</text:p>
                            </text:list-item>
                            <text:list-item>
                              <text:p text:style-name="P2">Compare it with phoneme words, if both are equal then increment the count of phoneme by on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hen print the number of occurrence of phoneme for each word in a file.</text:p>
            </text:list-item>
            <text:list-item>
              <text:p text:style-name="P2">Do until all the sentences are checked.</text:p>
            </text:list-item>
            <text:list-item>
              <text:p text:style-name="P2">Freeing the memory.</text:p>
            </text:list-item>
            <text:list-item>
              <text:p text:style-name="P2">Exit program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 </meta:initial-creator>
    <meta:creation-date>2018-02-27T10:13:53</meta:creation-date>
    <meta:generator>LibreOffice/5.1.6.2$Linux_X86_64 LibreOffice_project/10m0$Build-2</meta:generator>
    <dc:date>2018-02-28T07:09:28.226122215</dc:date>
    <meta:editing-duration>PT9H2M33S</meta:editing-duration>
    <meta:editing-cycles>13</meta:editing-cycles>
    <meta:document-statistic meta:table-count="0" meta:image-count="0" meta:object-count="0" meta:page-count="1" meta:paragraph-count="24" meta:word-count="252" meta:character-count="1416" meta:non-whitespace-character-count="1205"/>
  </office:meta>
</office:document-meta>
</file>